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re_Bodoni_2.ttf" manifest:media-type="application/x-font-ttf"/>
  <manifest:file-entry manifest:full-path="Fonts/Font_Libre_Bodoni_1.ttf" manifest:media-type="application/x-font-ttf"/>
  <manifest:file-entry manifest:full-path="Fonts/Font_LM_Mono_Prop_10_1.ttf" manifest:media-type="application/x-font-ttf"/>
  <manifest:file-entry manifest:full-path="Fonts/Font_Libre_Franklin_Thin_2.ttf" manifest:media-type="application/x-font-ttf"/>
  <manifest:file-entry manifest:full-path="Fonts/Font_LM_Mono_Prop_10_2.ttf" manifest:media-type="application/x-font-ttf"/>
  <manifest:file-entry manifest:full-path="Fonts/Font_Libre_Franklin_Thin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vg:font-face-src>
        <svg:font-face-uri xlink:href="Fonts/Font_LM_Mono_Prop_10_1.ttf" xlink:type="simple" loext:font-style="normal" loext:font-weight="normal">
          <svg:font-face-format svg:string="truetype"/>
        </svg:font-face-uri>
        <svg:font-face-uri xlink:href="Fonts/Font_LM_Mono_Prop_10_2.ttf" xlink:type="simple" loext:font-style="normal" loext:font-weight="bold">
          <svg:font-face-format svg:string="truetype"/>
        </svg:font-face-uri>
        <svg:font-face-uri xlink:href="Fonts/Font_LM_Mono_Prop_10_2.ttf" xlink:type="simple" loext:font-style="italic" loext:font-weight="normal">
          <svg:font-face-format svg:string="truetype"/>
        </svg:font-face-uri>
      </svg:font-face-src>
    </style:font-face>
    <style:font-face style:name="Liberation Sans" svg:font-family="'Liberation Sans'" style:font-family-generic="swiss" style:font-pitch="variable"/>
    <style:font-face style:name="Libre Bodoni" svg:font-family="'Libre Bodoni'" style:font-pitch="variable">
      <svg:font-face-src>
        <svg:font-face-uri xlink:href="Fonts/Font_Libre_Bodoni_1.ttf" xlink:type="simple" loext:font-style="normal" loext:font-weight="normal">
          <svg:font-face-format svg:string="truetype"/>
        </svg:font-face-uri>
        <svg:font-face-uri xlink:href="Fonts/Font_Libre_Bodoni_1.ttf" xlink:type="simple" loext:font-style="normal" loext:font-weight="bold">
          <svg:font-face-format svg:string="truetype"/>
        </svg:font-face-uri>
        <svg:font-face-uri xlink:href="Fonts/Font_Libre_Bodoni_2.ttf" xlink:type="simple" loext:font-style="italic" loext:font-weight="normal">
          <svg:font-face-format svg:string="truetype"/>
        </svg:font-face-uri>
        <svg:font-face-uri xlink:href="Fonts/Font_Libre_Bodoni_2.ttf" xlink:type="simple" loext:font-style="italic" loext:font-weight="bold">
          <svg:font-face-format svg:string="truetype"/>
        </svg:font-face-uri>
      </svg:font-face-src>
    </style:font-fac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Avenir LT 55 Roman"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12pt" fo:language="en" fo:country="US" fo:font-weight="bold" style:font-size-asian="10.5pt" style:font-weight-asian="bold" style:font-name-complex="Times New Roman1" style:font-size-complex="12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officeooo:paragraph-rsid="00f53e70"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f53e7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19"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0f998ae"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fo:break-before="auto" fo:break-after="auto">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master-page-name="">
      <style:paragraph-properties fo:margin-left="1in" fo:margin-right="0.0626in" fo:line-height="115%" fo:keep-together="always" fo:hyphenation-ladder-count="no-limit" fo:hyphenation-keep="page" loext:hyphenation-keep-type="always" loext:hyphenation-keep-line="false" fo:text-indent="-1in" style:auto-text-indent="false" style:page-number="auto" fo:break-before="auto" fo:break-after="auto"/>
      <style:text-properties officeooo:paragraph-rsid="00d3d847"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15c2040"/>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fo:font-family="'Avenir LT 35 Light'" style:font-pitch="variable" fo:font-size="11pt" fo:font-weight="bold" officeooo:rsid="00f8dbb3" style:font-size-asian="11pt" style:font-weight-asian="bold" style:font-name-complex="Times New Roman1" style:font-size-complex="11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fo:color="#000000" loext:opacity="100%" style:font-name="LM Mono Prop 10" fo:font-size="9pt" fo:language="en" fo:country="US" style:font-size-asian="9pt" style:font-name-complex="Times New Roman1" style:font-size-complex="9pt"/>
    </style:style>
    <style:style style:name="T10" style:family="text">
      <style:text-properties fo:color="#000000" loext:opacity="100%" style:font-name="Libre Franklin Thin" fo:font-size="8pt" fo:language="en" fo:country="US" style:font-size-asian="8pt" style:font-name-complex="Times New Roman1" style:font-size-complex="8pt"/>
    </style:style>
    <style:style style:name="T11" style:family="text">
      <style:text-properties fo:color="#000000" loext:opacity="100%" fo:font-family="'Avenir LT 35 Light'" style:font-pitch="variable" fo:font-size="11pt" fo:language="en" fo:country="US" fo:font-weight="bold" officeooo:rsid="00f8dbb3" style:font-size-asian="11pt" style:font-weight-asian="bold" style:font-name-complex="Times New Roman1" style:font-size-complex="11pt" style:font-weight-complex="bold"/>
    </style:style>
    <style:style style:name="T12" style:family="text">
      <style:text-properties style:font-name="LM Mono Prop 10" fo:language="en" fo:country="US"/>
    </style:style>
    <style:style style:name="T13" style:family="text">
      <style:text-properties fo:font-weight="normal" officeooo:rsid="00f60f67" style:font-weight-asian="normal" style:font-weight-complex="normal"/>
    </style:style>
    <style:style style:name="T14" style:family="text">
      <style:text-properties fo:color="#ff4500" loext:opacity="100%" fo:font-weight="normal" officeooo:rsid="00f60f67" style:font-weight-asian="normal" style:font-weight-complex="normal"/>
    </style:style>
    <style:style style:name="T15" style:family="text">
      <style:text-properties fo:color="#ff4500" loext:opacity="100%" fo:font-weight="normal" officeooo:rsid="0139d971" style:font-weight-asian="normal" style:font-weight-complex="normal"/>
    </style:style>
    <style:style style:name="T16" style:family="text">
      <style:text-properties fo:color="#000000" loext:opacity="100%" style:font-name="Libre Franklin Thin" fo:language="en" fo:country="US" officeooo:rsid="00d5ef83" style:font-name-complex="Times New Roman1"/>
    </style:style>
    <style:style style:name="T17" style:family="text">
      <style:text-properties fo:color="#000000" loext:opacity="100%" style:font-name="Libre Franklin Thin" fo:language="en" fo:country="US" officeooo:rsid="0162b21d" style:font-name-complex="Times New Roman1"/>
    </style:style>
    <style:style style:name="T18" style:family="text">
      <style:text-properties fo:color="#ff4500" loext:opacity="100%" style:font-name="Libre Franklin Thin" fo:language="en" fo:country="US" officeooo:rsid="00d5ef83" style:font-name-complex="Times New Roman1"/>
    </style:style>
    <style:style style:name="T19" style:family="text">
      <style:text-properties fo:color="#ff4500" loext:opacity="100%" style:font-name="Libre Franklin Thin" fo:language="en" fo:country="US" officeooo:rsid="0162b21d" style:font-name-complex="Times New Roman1"/>
    </style:style>
    <style:style style:name="T20" style:family="text">
      <style:text-properties fo:color="#ff4500" loext:opacity="100%" style:font-name="Libre Franklin Thin" fo:language="en" fo:country="US" fo:font-weight="normal" officeooo:rsid="00f60f67" style:font-weight-asian="normal" style:font-name-complex="Times New Roman1" style:font-weight-complex="normal"/>
    </style:style>
    <style:style style:name="T21" style:family="text">
      <style:text-properties fo:font-weight="normal" officeooo:rsid="00d5ef83" style:font-weight-asian="normal" style:font-weight-complex="normal"/>
    </style:style>
    <style:style style:name="T22" style:family="text">
      <style:text-properties fo:font-weight="normal" officeooo:rsid="00f7b2c9" style:font-weight-asian="normal" style:font-weight-complex="normal"/>
    </style:style>
    <style:style style:name="T23" style:family="text">
      <style:text-properties fo:color="#ff4500" loext:opacity="100%" fo:font-weight="normal" officeooo:rsid="00d5ef83" style:font-weight-asian="normal" style:font-weight-complex="normal"/>
    </style:style>
    <style:style style:name="T24" style:family="text">
      <style:text-properties fo:color="#0060ff" loext:opacity="100%" fo:font-weight="normal" officeooo:rsid="00d5ef83" style:font-weight-asian="normal" style:font-weight-complex="normal"/>
    </style:style>
    <style:style style:name="T25" style:family="text">
      <style:text-properties fo:color="#ff4500" loext:opacity="100%" fo:font-weight="normal" style:font-weight-asian="normal" style:font-weight-complex="normal"/>
    </style:style>
    <style:style style:name="T26" style:family="text">
      <style:text-properties fo:color="#ff4500" loext:opacity="100%" fo:font-weight="normal" officeooo:rsid="00f7b2c9"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e84cde" style:font-weight-asian="normal" style:font-weight-complex="normal"/>
    </style:style>
    <style:style style:name="T29" style:family="text">
      <style:text-properties fo:font-weight="normal" officeooo:rsid="00ebec56" style:font-weight-asian="normal" style:font-weight-complex="normal"/>
    </style:style>
    <style:style style:name="T30" style:family="text">
      <style:text-properties officeooo:rsid="00f7b2c9"/>
    </style:style>
    <style:style style:name="T31" style:family="text">
      <style:text-properties fo:color="#000000" loext:opacity="100%" style:font-name="LM Mono Prop 10" fo:font-size="9pt" fo:language="en" fo:country="US" officeooo:rsid="009eaa22" style:font-size-asian="9pt" style:font-name-complex="Times New Roman1" style:font-size-complex="9pt"/>
    </style:style>
    <style:style style:name="T32" style:family="text">
      <style:text-properties fo:font-size="8pt" fo:language="en" fo:country="US" style:font-size-asian="8pt" style:font-name-complex="Times New Roman1" style:font-size-complex="8pt"/>
    </style:style>
    <style:style style:name="T33" style:family="text">
      <style:text-properties fo:font-family="'Avenir LT 35 Light'" style:font-pitch="variable" fo:font-size="11pt" fo:language="en" fo:country="US" style:text-underline-style="none" fo:font-weight="bold" officeooo:rsid="00f8dbb3" style:font-size-asian="11pt" style:font-weight-asian="bold" style:font-name-complex="Times New Roman1" style:font-size-complex="11pt" style:font-weight-complex="bold"/>
    </style:style>
    <style:style style:name="T34"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35"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36"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37"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38"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39" style:family="text">
      <style:text-properties style:font-name="Libre Franklin Thin" fo:font-size="8pt" fo:language="en" fo:country="US" officeooo:rsid="00aafc34" style:font-size-asian="8pt" style:font-name-complex="Times New Roman1" style:font-size-complex="8pt"/>
    </style:style>
    <style:style style:name="T40" style:family="text">
      <style:text-properties style:font-name="Libre Franklin Thin" fo:font-size="8pt" fo:language="en" fo:country="US" officeooo:rsid="010809dc" style:font-size-asian="8pt" style:font-name-complex="Times New Roman1" style:font-size-complex="8pt"/>
    </style:style>
    <style:style style:name="T41" style:family="text">
      <style:text-properties officeooo:rsid="0101e3b5"/>
    </style:style>
    <style:style style:name="T42" style:family="text">
      <style:text-properties officeooo:rsid="00a76776"/>
    </style:style>
    <style:style style:name="T43" style:family="text">
      <style:text-properties officeooo:rsid="00f998ae"/>
    </style:style>
    <style:style style:name="T44" style:family="text">
      <style:text-properties officeooo:rsid="00fbe698"/>
    </style:style>
    <style:style style:name="T45" style:family="text">
      <style:text-properties officeooo:rsid="01029427"/>
    </style:style>
    <style:style style:name="T46" style:family="text">
      <style:text-properties fo:font-weight="normal" officeooo:rsid="0103bcef" style:font-weight-asian="normal" style:font-weight-complex="normal"/>
    </style:style>
    <style:style style:name="T47" style:family="text">
      <style:text-properties style:font-name="Libre Franklin Thin" fo:font-size="8pt" style:font-size-asian="8pt" style:font-name-complex="Times New Roman1" style:font-size-complex="8pt"/>
    </style:style>
    <style:style style:name="T48" style:family="text">
      <style:text-properties fo:font-family="'Avenir LT 35 Light'" style:font-pitch="variable" fo:font-size="11pt" style:text-underline-style="none" fo:font-weight="bold" style:font-size-asian="11pt" style:font-weight-asian="bold" style:font-name-complex="Times New Roman1" style:font-size-complex="11pt" style:font-weight-complex="bold"/>
    </style:style>
    <style:style style:name="T49"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50" style:family="text">
      <style:text-properties style:font-name="Libre Franklin Thin" fo:font-size="8pt" fo:font-weight="normal" style:font-size-asian="8pt" style:font-weight-asian="normal" style:font-name-complex="Times New Roman1" style:font-size-complex="8pt" style:font-weight-complex="normal"/>
    </style:style>
    <style:style style:name="T51"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52"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3"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4"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5" style:family="text">
      <style:text-properties officeooo:rsid="00fd3e42"/>
    </style:style>
    <style:style style:name="T56" style:family="text">
      <style:text-properties officeooo:rsid="014561ff"/>
    </style:style>
    <style:style style:name="T57" style:family="text">
      <style:text-properties officeooo:rsid="00fef1ef"/>
    </style:style>
    <style:style style:name="T58" style:family="text">
      <style:text-properties officeooo:rsid="014269a3"/>
    </style:style>
    <style:style style:name="T59" style:family="text">
      <style:text-properties officeooo:rsid="01633d57"/>
    </style:style>
    <style:style style:name="T60" style:family="text">
      <style:text-properties officeooo:rsid="00d8b0af"/>
    </style:style>
    <style:style style:name="T61" style:family="text">
      <style:text-properties style:font-name="Libre Franklin Thin" fo:font-size="6.5pt" fo:language="en" fo:country="US" style:font-size-asian="6.5pt" style:font-name-complex="Times New Roman1" style:font-size-complex="6.5pt"/>
    </style:style>
    <style:style style:name="T62" style:family="text">
      <style:text-properties style:font-name="LM Mono Prop 10" fo:font-size="8pt" fo:language="en" fo:country="US" style:font-size-asian="8pt" style:font-name-complex="Times New Roman1" style:font-size-complex="8pt"/>
    </style:style>
    <style:style style:name="T63" style:family="text">
      <style:text-properties fo:font-family="'Avenir LT 35 Light'" style:font-pitch="variable" fo:font-size="11pt" fo:language="en" fo:country="US" style:text-underline-style="none" fo:font-weight="bold" style:font-size-asian="11pt" style:font-weight-asian="bold" style:font-name-complex="Times New Roman1" style:font-size-complex="11pt" style:font-weight-complex="bold"/>
    </style:style>
    <style:style style:name="T64" style:family="text">
      <style:text-properties fo:font-family="'Avenir LT 35 Light'" style:font-pitch="variable" fo:font-size="11pt" fo:language="en" fo:country="US" style:text-underline-style="none" fo:font-weight="bold" officeooo:rsid="01098db4" style:font-size-asian="11pt" style:font-weight-asian="bold" style:font-name-complex="Times New Roman1" style:font-size-complex="11pt" style:font-weight-complex="bold"/>
    </style:style>
    <style:style style:name="T65" style:family="text">
      <style:text-properties fo:font-family="'Avenir LT 35 Light'" style:font-pitch="variable" fo:font-size="11pt" fo:language="en" fo:country="US" style:text-underline-style="none" fo:font-weight="bold" officeooo:rsid="00ac3ba8" style:font-size-asian="11pt" style:font-weight-asian="bold" style:font-name-complex="Times New Roman1" style:font-size-complex="11pt" style:font-weight-complex="bold"/>
    </style:style>
    <style:style style:name="T66" style:family="text">
      <style:text-properties fo:font-family="'Avenir LT 35 Light'" style:font-pitch="variable" fo:font-size="11pt" fo:language="en" fo:country="US" style:text-underline-style="none" fo:font-weight="bold" officeooo:rsid="01499db1" style:font-size-asian="11pt" style:font-weight-asian="bold" style:font-name-complex="Times New Roman1" style:font-size-complex="11pt" style:font-weight-complex="bold"/>
    </style:style>
    <style:style style:name="T67" style:family="text">
      <style:text-properties style:font-name="Avenir LT 55 Roman"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68"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69"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70" style:family="text">
      <style:text-properties officeooo:rsid="0161e86b"/>
    </style:style>
    <style:style style:name="T71" style:family="text">
      <style:text-properties officeooo:rsid="01200799"/>
    </style:style>
    <style:style style:name="T72" style:family="text">
      <style:text-properties officeooo:rsid="010b2389"/>
    </style:style>
    <style:style style:name="T73" style:family="text">
      <style:text-properties officeooo:rsid="012d7574"/>
    </style:style>
    <style:style style:name="T74" style:family="text">
      <style:text-properties style:font-name="Libre Franklin Thin" fo:font-size="7pt" fo:font-weight="bold" style:font-size-asian="7pt" style:font-weight-asian="bold" style:font-name-complex="Times New Roman1" style:font-size-complex="7pt" style:font-weight-complex="bold"/>
    </style:style>
    <style:style style:name="T75" style:family="text">
      <style:text-properties style:font-name="Libre Franklin Thin" fo:font-size="8pt" officeooo:rsid="00aafc34" style:font-size-asian="8pt" style:font-name-complex="Times New Roman1" style:font-size-complex="8pt"/>
    </style:style>
    <style:style style:name="T76"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77" style:family="text">
      <style:text-properties officeooo:rsid="014b2914"/>
    </style:style>
    <style:style style:name="T78" style:family="text">
      <style:text-properties officeooo:rsid="012ddbf4"/>
    </style:style>
    <style:style style:name="T79" style:family="text">
      <style:text-properties style:text-underline-style="none" fo:font-weight="normal" style:font-weight-asian="normal" style:font-weight-complex="normal"/>
    </style:style>
    <style:style style:name="T80" style:family="text">
      <style:text-properties fo:font-style="italic" style:font-style-asian="italic" style:font-style-complex="italic"/>
    </style:style>
    <style:style style:name="T81" style:family="text">
      <style:text-properties officeooo:rsid="010cbc92"/>
    </style:style>
    <style:style style:name="T82" style:family="text">
      <style:text-properties style:font-name="Libre Franklin Thin" fo:font-size="8pt" fo:language="en" fo:country="US" officeooo:rsid="011303c6" style:font-size-asian="8pt" style:font-name-complex="Times New Roman1" style:font-size-complex="8pt"/>
    </style:style>
    <style:style style:name="T83" style:family="text">
      <style:text-properties style:font-name="Libre Franklin Thin" fo:font-size="6.5pt" fo:font-weight="normal" style:font-size-asian="6.5pt" style:font-weight-asian="normal" style:font-name-complex="Times New Roman1" style:font-size-complex="6.5pt" style:font-weight-complex="normal"/>
    </style:style>
    <style:style style:name="T84" style:family="text">
      <style:text-properties style:font-name="LM Mono Prop 10" fo:font-size="9pt" fo:font-weight="normal" style:font-size-asian="9pt" style:font-weight-asian="normal" style:font-name-complex="Times New Roman1" style:font-size-complex="9pt" style:font-weight-complex="normal"/>
    </style:style>
    <style:style style:name="T85"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86" style:family="text">
      <style:text-properties officeooo:rsid="01142f64"/>
    </style:style>
    <style:style style:name="T87" style:family="text">
      <style:text-properties officeooo:rsid="011303c6"/>
    </style:style>
    <style:style style:name="T88" style:family="text">
      <style:text-properties officeooo:rsid="00e6d06f"/>
    </style:style>
    <style:style style:name="T89" style:family="text">
      <style:text-properties style:font-name="LM Mono Prop 10" fo:font-size="9pt" style:font-size-asian="9pt" style:font-name-complex="Times New Roman1" style:font-size-complex="9pt"/>
    </style:style>
    <style:style style:name="T90" style:family="text">
      <style:text-properties officeooo:rsid="00e5305c"/>
    </style:style>
    <style:style style:name="T91" style:family="text">
      <style:text-properties officeooo:rsid="00c9d471"/>
    </style:style>
    <style:style style:name="T92" style:family="text">
      <style:text-properties officeooo:rsid="0116fae4"/>
    </style:style>
    <style:style style:name="T93" style:family="text">
      <style:text-properties officeooo:rsid="01156de7"/>
    </style:style>
    <style:style style:name="T94" style:family="text">
      <style:text-properties fo:font-family="'Avenir LT 35 Light'" style:font-pitch="variable" fo:font-size="11pt" fo:language="en" fo:country="US" fo:font-weight="bold" style:font-size-asian="11pt" style:font-weight-asian="bold" style:font-name-complex="Times New Roman1" style:font-size-complex="11pt" style:font-weight-complex="bold"/>
    </style:style>
    <style:style style:name="T95" style:family="text">
      <style:text-properties style:font-name="Avenir LT 55 Roman" fo:font-size="11pt" fo:language="en" fo:country="US" fo:font-weight="bold" style:font-size-asian="11pt" style:font-weight-asian="bold" style:font-name-complex="Times New Roman1" style:font-size-complex="11pt" style:font-weight-complex="bold"/>
    </style:style>
    <style:style style:name="T96"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97" style:family="text">
      <style:text-properties style:font-name="Libre Franklin Thin" fo:font-size="8pt" fo:language="en" fo:country="US" style:font-size-asian="8pt" style:font-name-complex="Times New Roman1" style:font-size-complex="8pt"/>
    </style:style>
    <style:style style:name="T98"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99" style:family="text">
      <style:text-properties officeooo:rsid="0117a6e3"/>
    </style:style>
    <style:style style:name="T100" style:family="text">
      <style:text-properties officeooo:rsid="012889e7"/>
    </style:style>
    <style:style style:name="T101"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102"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103" style:family="text">
      <style:text-properties officeooo:rsid="00ebec56"/>
    </style:style>
    <style:style style:name="T104" style:family="text">
      <style:text-properties officeooo:rsid="0118d518"/>
    </style:style>
    <style:style style:name="T105" style:family="text">
      <style:text-properties officeooo:rsid="01567f1c"/>
    </style:style>
    <style:style style:name="T106" style:family="text">
      <style:text-properties style:font-name="Libre Franklin Thin" fo:font-size="6.5pt" style:font-size-asian="6.5pt" style:font-name-complex="Times New Roman1" style:font-size-complex="6.5pt"/>
    </style:style>
    <style:style style:name="T107" style:family="text">
      <style:text-properties style:font-name="LM Mono Prop 10" fo:font-size="8pt" style:font-size-asian="8pt" style:font-name-complex="Times New Roman1" style:font-size-complex="8pt"/>
    </style:style>
    <style:style style:name="T108" style:family="text">
      <style:text-properties fo:font-family="'Avenir LT 35 Light'" style:font-pitch="variable" fo:font-size="11pt" style:text-underline-style="none" fo:font-weight="bold" officeooo:rsid="00af03b0" style:font-size-asian="11pt" style:font-weight-asian="bold" style:font-name-complex="Times New Roman1" style:font-size-complex="11pt" style:font-weight-complex="bold"/>
    </style:style>
    <style:style style:name="T109" style:family="text">
      <style:text-properties fo:font-variant="normal" fo:text-transform="none" fo:font-family="'Avenir LT 35 Light'" style:font-pitch="variable" fo:font-size="11pt" fo:letter-spacing="normal" style:text-underline-style="none" fo:font-weight="bold" officeooo:rsid="0118d518" style:font-size-asian="11pt" style:font-weight-asian="bold" style:font-name-complex="Times New Roman1" style:font-size-complex="11pt" style:font-weight-complex="bold"/>
    </style:style>
    <style:style style:name="T110" style:family="text">
      <style:text-properties fo:font-family="'Avenir LT 35 Light'" style:font-pitch="variable" fo:font-size="11pt" style:text-underline-style="none" fo:font-weight="bold" officeooo:rsid="0118d518" style:font-size-asian="11pt" style:font-weight-asian="bold" style:font-name-complex="Times New Roman1" style:font-size-complex="11pt" style:font-weight-complex="bold"/>
    </style:style>
    <style:style style:name="T111" style:family="text">
      <style:text-properties officeooo:rsid="00c5171b"/>
    </style:style>
    <style:style style:name="T112" style:family="text">
      <style:text-properties fo:font-size="7.80000019073486pt" fo:font-style="italic" style:font-size-asian="7.80000019073486pt" style:font-style-asian="italic" style:font-size-complex="7.80000019073486pt" style:font-style-complex="italic"/>
    </style:style>
    <style:style style:name="T113" style:family="text">
      <style:text-properties style:font-name="LM Mono Prop 10" fo:font-size="9pt" fo:language="en" fo:country="US" style:font-size-asian="9pt" style:font-name-complex="Times New Roman1" style:font-size-complex="9pt"/>
    </style:style>
    <style:style style:name="T114" style:family="text">
      <style:text-properties style:font-name="Libre Franklin Thin" fo:font-size="8pt" fo:language="en" fo:country="US" officeooo:rsid="002b2e10" style:font-size-asian="8pt" style:font-name-complex="Times New Roman1" style:font-size-complex="8pt"/>
    </style:style>
    <style:style style:name="T115" style:family="text">
      <style:text-properties officeooo:rsid="011e91d3"/>
    </style:style>
    <style:style style:name="T116" style:family="text">
      <style:text-properties officeooo:rsid="01307122"/>
    </style:style>
    <style:style style:name="T117" style:family="text">
      <style:text-properties officeooo:rsid="01446f2f"/>
    </style:style>
    <style:style style:name="T118" style:family="text">
      <style:text-properties officeooo:rsid="0147eb09"/>
    </style:style>
    <style:style style:name="T119" style:family="text">
      <style:text-properties officeooo:rsid="013198fc"/>
    </style:style>
    <style:style style:name="T120" style:family="text">
      <style:text-properties officeooo:rsid="014e9799"/>
    </style:style>
    <style:style style:name="T121" style:family="text">
      <style:text-properties officeooo:rsid="014ed4fd"/>
    </style:style>
    <style:style style:name="T122" style:family="text">
      <style:text-properties fo:font-family="'Avenir LT 35 Light'" style:font-pitch="variable" fo:font-size="11pt" fo:font-weight="bold" style:font-size-asian="11pt" style:font-weight-asian="bold" style:font-name-complex="Times New Roman1" style:font-size-complex="11pt" style:font-weight-complex="bold"/>
    </style:style>
    <style:style style:name="T123" style:family="text">
      <style:text-properties style:font-name="Libre Franklin Thin" fo:font-size="8pt" fo:language="en" fo:country="US" officeooo:rsid="011d635d" style:font-size-asian="8pt" style:font-name-complex="Times New Roman1" style:font-size-complex="8pt"/>
    </style:style>
    <style:style style:name="T124" style:family="text">
      <style:text-properties officeooo:rsid="003a0b17"/>
    </style:style>
    <style:style style:name="T125" style:family="text">
      <style:text-properties officeooo:rsid="011d635d"/>
    </style:style>
    <style:style style:name="T126" style:family="text">
      <style:text-properties officeooo:rsid="00c7cfbc"/>
    </style:style>
    <style:style style:name="T127" style:family="text">
      <style:text-properties fo:font-family="'Avenir LT 35 Light'" style:font-pitch="variable" fo:font-size="11pt" fo:font-weight="bold" officeooo:rsid="00560e65" style:font-size-asian="11pt" style:font-weight-asian="bold" style:font-name-complex="Times New Roman1" style:font-size-complex="11pt" style:font-weight-complex="bold"/>
    </style:style>
    <style:style style:name="T128"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29" style:family="text">
      <style:text-properties style:font-name-complex="Times New Roman1"/>
    </style:style>
    <style:style style:name="T130" style:family="text">
      <style:text-properties fo:font-weight="normal" style:font-weight-asian="normal" style:font-name-complex="Times New Roman1" style:font-weight-complex="normal"/>
    </style:style>
    <style:style style:name="T131" style:family="text">
      <style:text-properties fo:font-weight="normal" officeooo:rsid="003a0b17" style:font-weight-asian="normal" style:font-name-complex="Times New Roman1" style:font-weight-complex="normal"/>
    </style:style>
    <style:style style:name="T132" style:family="text">
      <style:text-properties fo:font-weight="normal" officeooo:rsid="011d635d" style:font-weight-asian="normal" style:font-name-complex="Times New Roman1" style:font-weight-complex="normal"/>
    </style:style>
    <style:style style:name="T133"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text:span text:style-name="T10">Seasoned engineering and data systems leader with 25+ years of experience driving innovation and building high-performing teams that translate development objectives into tangible business outcomes in medical device development, robotics, and lab automation. Known for leading with clarity and integrity, bridging engineering, data, and operations to drive informed decision-making. Blends hands-on technical strength with program-level vision — comfortable designing architectures, algorithms, and pipelines or leading cross-functional teams to deliver scalable, high-impact solutions. Passionate about developing leaders and cultivating learning cultures that deliver real-world impact.</text:span></text:p>
      <text:p text:style-name="P9"/>
      <text:p text:style-name="P10"><text:span text:style-name="T11">Highlights</text:span><text:span text:style-name="T12"><text:tab/></text:span></text:p>
      <text:list text:style-name="WWNum1">
        <text:list-item>
          <text:p text:style-name="P11"><text:span text:style-name="T13">Unified automation engineering, data analysis, and cloud computing at SummerBio, enabling </text:span><text:span text:style-name="T14">20</text:span><text:span text:style-name="T15">+</text:span><text:span text:style-name="T14"> million PCR tests</text:span><text:span text:style-name="T13"> with an industry-leading </text:span><text:span text:style-name="T14">11-hour average turnaround</text:span><text:span text:style-name="T13"> and a peak throughput of </text:span><text:span text:style-name="T14">128,000 tests/day</text:span><text:span text:style-name="T13">.</text:span></text:p>
        </text:list-item>
        <text:list-item>
          <text:p text:style-name="P12"><text:span text:style-name="T16">Built </text:span><text:span text:style-name="T17">a </text:span><text:span text:style-name="T18">data pipeline from Salesforce LIMS </text:span><text:span text:style-name="T19">to</text:span><text:span text:style-name="T18"> </text:span><text:span text:style-name="T20">Snowflake</text:span><text:span text:style-name="T16">, </text:span><text:span text:style-name="T17">that improved</text:span><text:span text:style-name="T16"> LIMS robustness and </text:span><text:span text:style-name="T17">enhanced</text:span><text:span text:style-name="T16"> analytical performance, enabling real-time decision-making.</text:span></text:p>
        </text:list-item>
        <text:list-item>
          <text:p text:style-name="P13"><text:span text:style-name="T21">Led development and </text:span><text:span text:style-name="T22">global</text:span><text:span text:style-name="T21"> launch of </text:span><text:span text:style-name="T22">the</text:span><text:span text:style-name="T21"> </text:span><text:span text:style-name="T23">EksoNR exoskeleton</text:span><text:span text:style-name="T21">, achieving</text:span><text:span text:style-name="T24"> </text:span><text:span text:style-name="T25">112</text:span><text:span text:style-name="T15">+</text:span><text:span text:style-name="T25"> </text:span><text:span text:style-name="T26">million</text:span><text:span text:style-name="T25"> </text:span><text:span text:style-name="T23">rehabilitation </text:span><text:span text:style-name="T25">steps</text:span><text:span text:style-name="T27"> </text:span><text:span text:style-name="T28">for stroke an</text:span><text:span text:style-name="T29">d</text:span><text:span text:style-name="T28"> </text:span><text:span text:style-name="T22">spinal cord injury</text:span><text:span text:style-name="T28"> patients across</text:span><text:span text:style-name="T21"> </text:span><text:span text:style-name="T23">30+ countries</text:span><text:span text:style-name="T21">.</text:span></text:p>
        </text:list-item>
        <text:list-item>
          <text:p text:style-name="P14"><text:span text:style-name="T27">Scaled engineering organizations</text:span> from startup through global compliance environments <text:span text:style-name="T30">while fostering data-informed decision cultures grounded in mentorship and accountability.</text:span></text:p>
        </text:list-item>
        <text:list-item>
          <text:p text:style-name="P15"><text:span text:style-name="T27">Patent holder </text:span>for innovations in exoskeleton communication and control.</text:p>
        </text:list-item>
      </text:list>
      <text:p text:style-name="P16"/>
      <text:p text:style-name="P10"><text:span text:style-name="T11">Experience</text:span><text:span text:style-name="T9"><text:tab/></text:span><text:span text:style-name="T31"><text:tab/></text:span></text:p>
      <text:p text:style-name="P17"><text:span text:style-name="T32"><text:tab/><text:tab/></text:span><text:span text:style-name="T33">Consultant</text:span><text:span text:style-name="T34"> – </text:span><text:span text:style-name="T35">Oakland, CA</text:span></text:p>
      <text:p text:style-name="P18"/>
      <text:p text:style-name="P19"><text:span text:style-name="T36"><text:tab/><text:tab/></text:span><text:span text:style-name="T37">Independent Engineering and Leadership Consultant <text:s/></text:span><text:span text:style-name="T38">| <text:s/></text:span><text:span text:style-name="T39">Oct 2022 – </text:span><text:span text:style-name="T40">P</text:span><text:span text:style-name="T39">resent</text:span></text:p>
      <text:list text:continue-numbering="true" text:style-name="WWNum1">
        <text:list-item>
          <text:p text:style-name="P20"><text:span text:style-name="T41">Delivered</text:span> short-term engineering <text:span text:style-name="T41">projects </text:span>and <text:span text:style-name="T41">provided </text:span>leadership consulting <text:span text:style-name="T42">in automation and </text:span><text:span text:style-name="T43">robotics</text:span><text:span text:style-name="T42">.</text:span></text:p>
        </text:list-item>
        <text:list-item>
          <text:p text:style-name="P21">Redesigned React-based <text:span text:style-name="T44">graphical </text:span>user interface for a customer-facing robotics application to improve operator experience and workflow.</text:p>
        </text:list-item>
        <text:list-item>
          <text:p text:style-name="P21">Advanced analytics practice <text:span text:style-name="T45">using</text:span><text:span text:style-name="T27"> SQL, DuckDB, and Python </text:span><text:span text:style-name="T46">to develop</text:span><text:span text:style-name="T27"> modern, high-performance data workflows.</text:span></text:p>
        </text:list-item>
        <text:list-item>
          <text:p text:style-name="P22"><text:span text:style-name="T43">Provided mentorship and informal coaching for</text:span> <text:span text:style-name="T42">engineers </text:span><text:span text:style-name="T43">navigating leadership transitions and professional growth.</text:span></text:p>
        </text:list-item>
      </text:list>
      <text:p text:style-name="P23"/>
      <text:p text:style-name="P24"><text:span text:style-name="T47"><text:tab/><text:tab/></text:span><text:span text:style-name="T48">SummerBio</text:span><text:span text:style-name="T49"> – </text:span><text:span text:style-name="T50">Menlo Park, </text:span><text:span text:style-name="T51">CA</text:span></text:p>
      <text:p text:style-name="P18"/>
      <text:p text:style-name="P25"><text:span text:style-name="T52"><text:tab/><text:tab/></text:span><text:span text:style-name="T37">Vice President </text:span><text:span text:style-name="T53">of</text:span><text:span text:style-name="T37"> Engineering <text:s/></text:span><text:span text:style-name="T54">| <text:s/></text:span><text:span text:style-name="T39">Jan 2022 – Aug 2022</text:span></text:p>
      <text:list text:continue-numbering="true" text:style-name="WWNum1">
        <text:list-item>
          <text:p text:style-name="P26">Directed <text:span text:style-name="T55">engineering across</text:span> <text:span text:style-name="T56">lab </text:span>automation, cloud computing, <text:span text:style-name="T55">data systems</text:span>, and program management <text:span text:style-name="T55">for a 24/7, CLIA-certified diagnostic testing lab performing over 20 million PCR tests with industry-leading speed and reliability.</text:span></text:p>
        </text:list-item>
        <text:list-item>
          <text:p text:style-name="P27">Owned data reliability and integrity across lab data systems and automation.</text:p>
        </text:list-item>
        <text:list-item>
          <text:p text:style-name="P28">Unified automation, LIMS, and data architecture from sample capture to results reporting, enabling traceability and cross-functional visibility through real-time Tableau dashboards.</text:p>
        </text:list-item>
        <text:list-item>
          <text:p text:style-name="P28">Leveraged system data to pinpoint bottlenecks and optimize throughput, achieving a record 128,000 tests per day <text:span text:style-name="T57">at an </text:span><text:span text:style-name="T58">industry-low </text:span><text:span text:style-name="T57">average of $13 per test </text:span><text:span text:style-name="T58">(compared with market norm of $38-60 per test)</text:span>.</text:p>
        </text:list-item>
        <text:list-item>
          <text:p text:style-name="P28">Built a data pipeline from the Salesforce LIMS database to a Snowflake data warehouse <text:span text:style-name="T59">that</text:span> <text:span text:style-name="T59">improved</text:span> analytical performance and significantly <text:span text:style-name="T59">reduced</text:span> the load on the transactional system.</text:p>
        </text:list-item>
        <text:list-item>
          <text:p text:style-name="P28">Introduced and validated an algorithm to detect false-positive thermocycler results, addressing a systemic flaw in vendor software to reduce unnecessary retests.</text:p>
        </text:list-item>
        <text:list-item>
          <text:p text:style-name="P28">Constructed a framework for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5"><text:span text:style-name="T52"><text:tab/><text:tab/></text:span><text:span text:style-name="T37">Director of Automation Engineering <text:s/></text:span><text:span text:style-name="T54">| <text:s/></text:span><text:span text:style-name="T39">Aug 2021 – Jan 2022</text:span></text:p>
      <text:list text:continue-numbering="true" text:style-name="WWNum1">
        <text:list-item>
          <text:p text:style-name="P32"><text:span text:style-name="T60">Increased </text:span>testing capacity by 30% through assay, process, and automation <text:span text:style-name="T57">optimizations.</text:span></text:p>
        </text:list-item>
        <text:list-item>
          <text:p text:style-name="P32"><text:span text:style-name="T57">Developed</text:span> and <text:span text:style-name="T57">validated a</text:span> variable-ratio sample pooling system, <text:span text:style-name="T57">significantly</text:span> <text:span text:style-name="T57">improving throughput capacity.</text:span></text:p>
        </text:list-item>
      </text:list>
      <text:p text:style-name="P33"/>
      <text:p text:style-name="P34"><text:soft-page-break/><text:span text:style-name="T61"><text:tab/></text:span><text:span text:style-name="T62"><text:tab/></text:span><text:span text:style-name="T63">Johnson &amp; Johnson </text:span><text:span text:style-name="T64">(</text:span><text:span text:style-name="T65">Robotics </text:span><text:span text:style-name="T66">and</text:span><text:span text:style-name="T65"> Digital Solutions</text:span><text:span text:style-name="T64">)</text:span><text:span text:style-name="T67"> </text:span><text:span text:style-name="T34">– </text:span><text:span text:style-name="T68">Santa Clara, CA</text:span></text:p>
      <text:p text:style-name="P25"><text:span text:style-name="T69"><text:tab/><text:tab/></text:span><text:span text:style-name="T37">Program Manager, Advanced Development <text:s/></text:span><text:span text:style-name="T54">| <text:s/></text:span><text:span text:style-name="T39">Sep 2020 – Jul 2021</text:span></text:p>
      <text:list text:continue-numbering="true" text:style-name="WWNum1">
        <text:list-item>
          <text:p text:style-name="P35">Led cross-functional system development within the OTTAVA surgical robotics program, integrating advanced <text:span text:style-name="T70">systems </text:span>engineering, analysis, and clinical insight to accelerate innovation in mi<text:span text:style-name="T71">n</text:span>imally invasive surgery.</text:p>
        </text:list-item>
        <text:list-item>
          <text:p text:style-name="P36">Managed multiple teams <text:span text:style-name="T72">across system architecture, risk management, simulation, data analysis, and </text:span><text:span text:style-name="T73">data-driven clinical </text:span><text:span text:style-name="T72">procedure </text:span><text:span text:style-name="T73">workspace </text:span><text:span text:style-name="T72">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4"><text:tab/><text:tab/></text:span><text:span text:style-name="T48">Ekso Bionics</text:span><text:span text:style-name="T49"> – </text:span><text:span text:style-name="T47">Richmond, </text:span><text:span text:style-name="T75">CA</text:span></text:p>
      <text:p text:style-name="P25"><text:span text:style-name="T69"><text:tab/><text:tab/></text:span><text:span text:style-name="T37">Director of R&amp;D and Compliance </text:span><text:span text:style-name="T76">/</text:span><text:span text:style-name="T37"> Director of Medical Products and Systems <text:s/></text:span><text:span text:style-name="T54">| <text:s/></text:span><text:span text:style-name="T39">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text:span text:style-name="T77">base</text:span> and risk management and corrective and preventive action (CAPA) processes to identify and prioritize process and design improvements <text:span text:style-name="T78">to enhance safety and increase device </text:span><text:span text:style-name="T77">effectiveness and</text:span><text:span text:style-name="T78"> reliability</text:span>.<text:bookmark-start text:name="OLE_LINK1"/><text:bookmark-start text:name="OLE_LINK2"/></text:p>
        </text:list-item>
        <text:list-item>
          <text:p text:style-name="P32"><text:span text:style-name="T27">Patent: <text:s/></text:span><text:span text:style-name="T79">US10694948B2</text:span><text:span text:style-name="T27">, “</text:span><text:span text:style-name="T80">Methods of exoskeleton communication and control</text:span>” (2020)<text:bookmark-end text:name="OLE_LINK2"/><text:bookmark-end text:name="OLE_LINK1"/>.</text:p>
          <text:p text:style-name="P32"/>
        </text:list-item>
      </text:list>
      <text:p text:style-name="P25"><text:span text:style-name="T52"><text:tab/><text:tab/></text:span><text:span text:style-name="T37">Director of Software Engineering <text:s/></text:span><text:span text:style-name="T54">| <text:s/></text:span><text:span text:style-name="T39">Jun 2011 – Mar 2015</text:span></text:p>
      <text:list text:continue-numbering="true" text:style-name="WWNum1">
        <text:list-item>
          <text:p text:style-name="P42"><text:span text:style-name="T81">Built and l</text:span>ed software, controls, and embedded systems teams <text:span text:style-name="T81">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5"><text:span text:style-name="T52"><text:tab/><text:tab/></text:span><text:span text:style-name="T37">Program Manager <text:s/></text:span><text:span text:style-name="T54">| <text:s/></text:span><text:span text:style-name="T39">Jul 2009 – </text:span><text:span text:style-name="T82">Jun</text:span><text:span text:style-name="T39"> 201</text:span><text:span text:style-name="T82">1</text:span></text:p>
      <text:p text:style-name="P45"><text:span text:style-name="T83"><text:tab/></text:span><text:span text:style-name="T84"><text:tab/></text:span><text:span text:style-name="T50">EksoNR (</text:span><text:span text:style-name="T85">C</text:span><text:span text:style-name="T50">lass II medical robotic exoskeleton)</text:span></text:p>
      <text:list text:continue-numbering="true" text:style-name="WWNum1">
        <text:list-item>
          <text:p text:style-name="P40">Led multidisciplinary engineering, operations, quality, and regulatory teams from <text:span text:style-name="T86">NSF-funded proof-of-</text:span>concept through <text:span text:style-name="T87">the </text:span>global launch of the first FDA-cleared robotic exoskeleton for <text:span text:style-name="T86">neurological </text:span>rehabilitation <text:span text:style-name="T86">(spinal cord injury, stroke)</text:span>.</text:p>
        </text:list-item>
        <text:list-item>
          <text:p text:style-name="P40">Embedded real-time data telemetry into every shipped device, enabling global usage analytics and detailed motion-level diagnostics for clinical insight, reliability analysis, and rapid root-cause investigatio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86">quality management system (</text:span>QMS<text:span text:style-name="T86">)</text:span> implementation, <text:span text:style-name="T88">enabling </text:span>CE certification <text:span text:style-name="T86">three months after FDA clearance</text:span>.</text:p>
        </text:list-item>
      </text:list>
      <text:p text:style-name="P48"/>
      <text:p text:style-name="P49"><text:span text:style-name="T89"><text:tab/><text:tab/></text:span><text:span text:style-name="T50">Human Unified Load Carrier (HULC)</text:span></text:p>
      <text:list text:continue-numbering="true" text:style-name="WWNum1">
        <text:list-item>
          <text:p text:style-name="P47">Directed a $6 <text:span text:style-name="T86">million</text:span> R&amp;D program <text:span text:style-name="T90">funded by Lockheed Martin </text:span>to develop hydraulic exoskeleton prototypes supporting 200-lb <text:span text:style-name="T91">l</text:span>oad carriage at 3 mph for U.S. military field evaluation.</text:p>
        </text:list-item>
        <text:list-item>
          <text:p text:style-name="P50">Coordinated cross-site engineering, procurement, and production <text:span text:style-name="T86">teams</text:span> to deliver prototype builds on schedule <text:span text:style-name="T86">and on budget</text:span>.</text:p>
        </text:list-item>
        <text:list-item>
          <text:p text:style-name="P51">Implemented Earned Value Management (EVM) <text:span text:style-name="T86">reporting for transparent tracking of cost and schedule </text:span><text:span text:style-name="T92">performance</text:span><text:span text:style-name="T93">.</text:span></text:p>
        </text:list-item>
      </text:list>
      <text:p text:style-name="P52"/>
      <text:p text:style-name="P53"><text:span text:style-name="T61"><text:tab/></text:span><text:span text:style-name="T62"><text:tab/></text:span><text:span text:style-name="T94">Agilent Technologies</text:span><text:span text:style-name="T95"> </text:span><text:span text:style-name="T68">(</text:span><text:span text:style-name="T96">formerly Velocity11, </text:span><text:span text:style-name="T68">acquired in 2008)</text:span><text:span text:style-name="T34"> – </text:span><text:span text:style-name="T97">Santa Clara, CA</text:span></text:p>
      <text:p text:style-name="P25"><text:span text:style-name="T98"><text:tab/><text:tab/></text:span><text:span text:style-name="T37">R&amp;D Hardware and Systems Engineer, Agilent Automation Solutions <text:s/></text:span><text:span text:style-name="T54">| <text:s/></text:span><text:span text:style-name="T39">Oct 2006 – Jul 2009</text:span></text:p>
      <text:list text:continue-numbering="true" text:style-name="WWNum1">
        <text:list-item>
          <text:p text:style-name="P54">Designed <text:span text:style-name="T99">a </text:span><text:span text:style-name="T100">5</text:span>-axis direct-drive microplate-handling robot (DDR) <text:span text:style-name="T99">used in global life-science automation platforms.</text:span></text:p>
        </text:list-item>
        <text:list-item>
          <text:p text:style-name="P55">Developed embedded <text:span text:style-name="T99">motion control and path planning </text:span>software <text:span text:style-name="T99">with built-in diagnostics and</text:span> exception handling.</text:p>
        </text:list-item>
        <text:list-item>
          <text:p text:style-name="P56">Built <text:span text:style-name="T99">a </text:span>custom unit-testing framework <text:span text:style-name="T99">and diagnostic tool that reduced downtime and improved serviceability.</text:span></text:p>
        </text:list-item>
      </text:list>
      <text:p text:style-name="P52"/>
      <text:p text:style-name="P57"><text:span text:style-name="T61"><text:tab/></text:span><text:span text:style-name="T62"><text:tab/></text:span><text:span text:style-name="T63">Berkeley Process Control</text:span><text:span text:style-name="T34"> – </text:span><text:span text:style-name="T97">Richmond, CA</text:span></text:p>
      <text:p text:style-name="P25"><text:span text:style-name="T101"><text:tab/><text:tab/></text:span><text:span text:style-name="T37">Pro</text:span><text:span text:style-name="T102">gram</text:span><text:span text:style-name="T37"> Manager </text:span><text:span text:style-name="T76">/</text:span><text:span text:style-name="T37"> Controls Engineer <text:s/></text:span><text:span text:style-name="T54">| <text:s/></text:span><text:span text:style-name="T39">Sep 1999 – Oct 2006</text:span></text:p>
      <text:list text:continue-numbering="true" text:style-name="WWNum1">
        <text:list-item>
          <text:p text:style-name="P58">Le<text:span text:style-name="T103">d</text:span> robotics <text:span text:style-name="T104">and motion control </text:span>projects for semiconductor automation, from <text:span text:style-name="T104">concept through </text:span>production.</text:p>
        </text:list-item>
        <text:list-item>
          <text:p text:style-name="P58"><text:span text:style-name="T104">Designed and implemented</text:span> motion control algorithms and <text:span text:style-name="T105">scheduling </text:span>for <text:span text:style-name="T104">high-precision</text:span> wafer-handling systems.</text:p>
        </text:list-item>
        <text:list-item>
          <text:p text:style-name="P59">Developed <text:span text:style-name="T104">automated</text:span> machine-to-machine calibration (autocalibration) algorithms, <text:span text:style-name="T104">improving throughput and reliability.</text:span></text:p>
        </text:list-item>
      </text:list>
      <text:p text:style-name="P60"/>
      <text:p text:style-name="P61"><text:soft-page-break/><text:span text:style-name="T106"><text:tab/></text:span><text:span text:style-name="T107"><text:tab/></text:span><text:span text:style-name="T48">Texas A&amp;M </text:span><text:span text:style-name="T108">University </text:span><text:span text:style-name="T109">(</text:span><text:span text:style-name="T48">Vibration Control and Electromagnetics </text:span><text:span text:style-name="T108">Lab</text:span><text:span text:style-name="T110">)</text:span><text:span text:style-name="T49"> – </text:span><text:span text:style-name="T47">College Station, </text:span><text:span text:style-name="T75">TX</text:span></text:p>
      <text:p text:style-name="P62"><text:span text:style-name="T69"><text:tab/><text:tab/></text:span><text:span text:style-name="T37">Undergraduate Research Assistant <text:s/></text:span><text:span text:style-name="T54">| <text:s/></text:span><text:span text:style-name="T39">Nov 1997 – Aug 1998</text:span></text:p>
      <text:p text:style-name="P63"><text:tab/>Advisor: Dr. Alan B. Palazzolo</text:p>
      <text:p text:style-name="P64"><text:tab/><text:span text:style-name="T111">Undergrad</text:span><text:span text:style-name="T104">uate</text:span><text:span text:style-name="T111"> Thesis: “</text:span><text:span text:style-name="T112">Fuzzy Logic Expert System Control of Magnetic Bearings on High-Energy Energy Storage Flywheels.</text:span>”</text:p>
      <text:p text:style-name="P65"><text:span text:style-name="T11">Skills</text:span><text:span text:style-name="T9"><text:tab/></text:span></text:p>
      <text:p text:style-name="P66"><text:span text:style-name="T113"><text:tab/></text:span><text:span text:style-name="T114">Leadership &amp; Strategy:</text:span></text:p>
      <text:p text:style-name="P67"><text:tab/>Engineering leadership, organizational scaling, data-informed decision-making, <text:span text:style-name="T115">medical device development, </text:span><text:span text:style-name="T116">QMS, design controls, risk management, regulatory compliance, </text:span><text:span text:style-name="T117">lab automation, </text:span><text:span text:style-name="T118">data systems, </text:span>Objectives &amp; Key Results (OKRs), program and project management (MS Project, Smartsheet), cross-functional alignment, agile development (Kanban, Scrum), executive communication, <text:span text:style-name="T119">coaching </text:span>and team development.</text:p>
      <text:p text:style-name="P68"/>
      <text:p text:style-name="P67"><text:tab/>Technical &amp; Tools:</text:p>
      <text:p text:style-name="P67"><text:tab/><text:span text:style-name="T70">Systems engineering, r</text:span>obotics, automation, mechatronics, embedded systems (C, C++, <text:span text:style-name="T120">Rust, </text:span>Linux), data analysis and visualization (SQL, <text:span text:style-name="T121">DuckDB, </text:span>Python, <text:span text:style-name="T121">Polars, </text:span>R), UI/UX development (React, <text:span text:style-name="T120">JavaScript/</text:span>TypeScript, Figma, Material UI), simulation and system modeling, analytics-driven operations improvement.</text:p>
      <text:p text:style-name="P67"/>
      <text:p text:style-name="P67"><text:tab/>Standards &amp; Compliance:</text:p>
      <text:p text:style-name="P67"><text:tab/>21 CFR 820 (QSR), ISO 13485 (QMS), Medical Device Directive 93/42/EEC, IEC 62304 (Software Development), ISO 14971 (Risk Management), IEC 60601-1 (Safety and Essential Performance), HIPAA, MEDDEV 2.7/1 (Clinical Evaluation).</text:p>
      <text:p text:style-name="P69"/>
      <text:p text:style-name="P65"><text:span text:style-name="T11">Education</text:span><text:span text:style-name="T9"><text:tab/></text:span></text:p>
      <text:p text:style-name="P70"><text:span text:style-name="T106"><text:tab/><text:tab/></text:span><text:span text:style-name="T122">University of California</text:span><text:span text:style-name="T49"> – </text:span><text:span text:style-name="T51">Berkeley, CA</text:span></text:p>
      <text:p text:style-name="P71"><text:span text:style-name="T61"><text:tab/></text:span><text:span text:style-name="T62"><text:tab/></text:span><text:span text:style-name="T37">Graduate Studies, Mechanical Engineering </text:span><text:span text:style-name="T34">–</text:span><text:span text:style-name="T37"> Advanced Control Systems <text:s/></text:span><text:span text:style-name="T54">| <text:s/></text:span><text:span text:style-name="T123">1998 </text:span><text:span text:style-name="T39">–</text:span><text:span text:style-name="T123"> 1999</text:span></text:p>
      <text:p text:style-name="P72"><text:tab/><text:tab/><text:span text:style-name="T27">3.78 </text:span><text:span text:style-name="T124">GPA.</text:span> <text:span text:style-name="T125">P</text:span>assed Preliminary Examinations for <text:span text:style-name="T126">PhD </text:span>candidacy.</text:p>
      <text:p text:style-name="P60"/>
      <text:p text:style-name="P73"><text:span text:style-name="T106"><text:tab/></text:span><text:span text:style-name="T107"><text:tab/></text:span><text:span text:style-name="T122">Texas A&amp;M Universit</text:span><text:span text:style-name="T127">y</text:span><text:span text:style-name="T49"> – </text:span><text:span text:style-name="T128">College Station, </text:span><text:span text:style-name="T51">TX</text:span></text:p>
      <text:p text:style-name="P74"><text:span text:style-name="T97"><text:tab/><text:tab/></text:span><text:span text:style-name="T37">Bachelor of Science, Mechanical Engineering </text:span><text:span text:style-name="T34">–</text:span><text:span text:style-name="T37"> Dynamics and Control Systems <text:s/></text:span><text:span text:style-name="T54">| <text:s/></text:span><text:span text:style-name="T123">1993 </text:span><text:span text:style-name="T39">–</text:span><text:span text:style-name="T123"> 1998</text:span></text:p>
      <text:p text:style-name="P75"><text:span text:style-name="T129"><text:tab/><text:tab/></text:span><text:span text:style-name="T130">3.96 </text:span><text:span text:style-name="T131">GP</text:span><text:span text:style-name="T132">A</text:span><text:span text:style-name="T130"> (major). 3.93 </text:span><text:span text:style-name="T131">GP</text:span><text:span text:style-name="T132">A</text:span><text:span text:style-name="T130"> (overall). </text:span><text:span text:style-name="T132">Graduated</text:span><text:span text:style-name="T130"> </text:span><text:span text:style-name="T133">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47</meta:editing-cycles>
    <meta:creation-date>2022-04-17T00:33:00</meta:creation-date>
    <dc:date>2025-11-26T22:00:43.156839903</dc:date>
    <meta:generator>LibreOffice/25.8.2.2$Linux_X86_64 LibreOffice_project/580$Build-2</meta:generator>
    <meta:editing-duration>PT19H47M44S</meta:editing-duration>
    <meta:print-date>2025-11-26T22:00:30.238197117</meta:print-date>
    <dc:title>Duane Edmonds</dc:title>
    <meta:keyword>resume</meta:keyword>
    <meta:keyword>cv</meta:keyword>
    <dc:subject>resume</dc:subject>
    <meta:document-statistic meta:table-count="0" meta:image-count="0" meta:object-count="0" meta:page-count="3" meta:paragraph-count="89" meta:word-count="1275" meta:character-count="9827" meta:non-whitespace-character-count="8561"/>
    <meta:template xlink:type="simple" xlink:actuate="onRequest" xlink:title="Normal.dotm" xlink:href=""/>
  </office:meta>
</office:document-meta>
</file>